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52210FD2BF9E7C27DA.png" manifest:media-type="image/png"/>
  <manifest:file-entry manifest:full-path="Pictures/1000116600003B8B00003D60240B053D4227C790.svg" manifest:media-type="image/svg+xml"/>
  <manifest:file-entry manifest:full-path="Pictures/100000010000007B0000002E0AB06A7FAE23147A.png" manifest:media-type="image/png"/>
  <manifest:file-entry manifest:full-path="Pictures/100000010000004D0000005018A27C9D94EF1DC8.png" manifest:media-type="image/png"/>
  <manifest:file-entry manifest:full-path="Pictures/100003E10000284F000034E655797109250DA215.svg" manifest:media-type="image/svg+xml"/>
  <manifest:file-entry manifest:full-path="Pictures/10000CC2000010A4000010A4D2264CA279D84480.svg" manifest:media-type="image/svg+xml"/>
  <manifest:file-entry manifest:full-path="Pictures/10000001000000A1000000A136C1FAA57116E3A4.png" manifest:media-type="image/png"/>
  <manifest:file-entry manifest:full-path="Pictures/1000117400000CB300000C897164F8A7713E52C6.svg" manifest:media-type="image/svg+xml"/>
  <manifest:file-entry manifest:full-path="Pictures/10000BE700008893000089CEA6403135FB88B7D7.svg" manifest:media-type="image/svg+xml"/>
  <manifest:file-entry manifest:full-path="Pictures/10000001000002C0000002C6994D0CB90420EF76.png" manifest:media-type="image/png"/>
  <manifest:file-entry manifest:full-path="Pictures/100000010000018600000200F19692750EEF0967.png" manifest:media-type="image/png"/>
  <manifest:file-entry manifest:full-path="Pictures/10000001000000800000008069BE3958EEF8AC63.png" manifest:media-type="image/png"/>
  <manifest:file-entry manifest:full-path="Pictures/10000EA900002E82000034EA470D481F2BB913CB.svg" manifest:media-type="image/svg+xml"/>
  <manifest:file-entry manifest:full-path="Pictures/100000010000007B00000079AC50439AC9F81D56.png" manifest:media-type="image/png"/>
  <manifest:file-entry manifest:full-path="Pictures/10000001000001C20000020037E05FE737DADA5B.png" manifest:media-type="image/png"/>
  <manifest:file-entry manifest:full-path="Pictures/100008F400000CB3000004BF42129B426D4255D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unito Sans" svg:font-family="'Nunito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d2d2e5" draw:textarea-horizontal-align="justify" draw:textarea-vertical-align="middle" draw:auto-grow-height="false" fo:min-height="11.18cm" fo:min-width="5.056cm" draw:shadow="visible" draw:shadow-offset-x="0.071cm" draw:shadow-offset-y="0.071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44cm" fo:min-width="7.12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03cm" fo:min-width="7.12cm" draw:shadow="visible" draw:shadow-offset-x="0.071cm" draw:shadow-offset-y="0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25%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85cm" fo:min-width="4.898cm"/>
      <style:paragraph-properties style:writing-mode="lr-tb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0.468cm" fo:min-width="0.217cm"/>
    </style:style>
    <style:style style:name="gr7" style:family="graphic" style:parent-style-name="standard">
      <style:graphic-properties draw:stroke="none" draw:fill-color="#354779" draw:textarea-horizontal-align="justify" draw:textarea-vertical-align="middle" draw:auto-grow-height="false" fo:min-height="0.702cm" fo:min-width="3.945cm" draw:shadow="visible" draw:shadow-offset-x="0.071cm" draw:shadow-offset-y="0.071cm"/>
    </style:style>
    <style:style style:name="gr8" style:family="graphic" style:parent-style-name="standard">
      <style:graphic-properties draw:stroke="none" draw:fill-color="#f7f6f6" draw:textarea-horizontal-align="justify" draw:textarea-vertical-align="middle" draw:auto-grow-height="false" fo:min-height="3.719cm" fo:min-width="3.945cm" draw:shadow="visible" draw:shadow-offset-x="0.071cm" draw:shadow-offset-y="0.07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23cm" fo:min-width="1.978cm"/>
    </style:style>
    <style:style style:name="gr11" style:family="graphic" style:parent-style-name="standard">
      <style:graphic-properties draw:fill="none" draw:fill-color="#eeeeee" draw:textarea-horizontal-align="justify" draw:textarea-vertical-align="middle" draw:auto-grow-height="false" fo:min-height="4.671cm" fo:min-width="3.945cm"/>
    </style:style>
    <style:style style:name="gr12" style:family="graphic" style:parent-style-name="standard">
      <style:graphic-properties svg:stroke-color="#999999" draw:fill-color="#ffffff" draw:textarea-horizontal-align="justify" draw:textarea-vertical-align="middle" draw:auto-grow-height="false" fo:min-height="2.449cm" fo:min-width="3.628cm"/>
    </style:style>
    <style:style style:name="gr13" style:family="graphic" style:parent-style-name="standard">
      <style:graphic-properties draw:stroke="none" svg:stroke-color="#999999" draw:fill-color="#cccccc" draw:textarea-horizontal-align="justify" draw:textarea-vertical-align="middle" draw:auto-grow-height="false" fo:min-height="0.068cm" fo:min-width="1.882cm"/>
    </style:style>
    <style:style style:name="gr14" style:family="graphic" style:parent-style-name="standard">
      <style:graphic-properties draw:stroke="none" svg:stroke-color="#999999" draw:fill-color="#cccccc" draw:textarea-horizontal-align="justify" draw:textarea-vertical-align="middle" draw:auto-grow-height="false" fo:min-height="0.068cm" fo:min-width="3.628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85cm" fo:min-width="3.787cm"/>
      <style:paragraph-properties style:writing-mode="lr-tb"/>
    </style:style>
    <style:style style:name="gr16" style:family="graphic" style:parent-style-name="standard">
      <style:graphic-properties draw:fill-color="#f7f6f6" draw:textarea-horizontal-align="justify" draw:textarea-vertical-align="middle" draw:auto-grow-height="false" fo:min-height="1.814cm" fo:min-width="3.787cm" draw:shadow="visible" draw:shadow-offset-x="0.071cm" draw:shadow-offset-y="0.071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227cm" fo:min-width="1.722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2cm" fo:min-width="2.992cm"/>
      <style:paragraph-properties style:writing-mode="lr-tb"/>
    </style:style>
    <style:style style:name="gr19" style:family="graphic" style:parent-style-name="standard">
      <style:graphic-properties draw:fill-color="#f7f6f6" draw:textarea-horizontal-align="justify" draw:textarea-vertical-align="middle" draw:auto-grow-height="false" fo:min-height="1.813cm" fo:min-width="3.787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44cm" fo:min-width="4.421cm"/>
      <style:paragraph-properties style:writing-mode="lr-tb"/>
    </style:style>
    <style:style style:name="gr22" style:family="graphic" style:parent-style-name="standard">
      <style:graphic-properties draw:fill-color="#f7f6f6" draw:textarea-horizontal-align="justify" draw:textarea-vertical-align="middle" draw:auto-grow-height="false" fo:min-height="1.814cm" fo:min-width="3.787cm" draw:shadow="visible" draw:shadow-offset-x="0.071cm" draw:shadow-offset-y="0.071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86cm" fo:min-width="2.992cm"/>
      <style:paragraph-properties style:writing-mode="lr-tb"/>
    </style:style>
    <style:style style:name="gr24" style:family="graphic" style:parent-style-name="standard">
      <style:graphic-properties svg:stroke-color="#3465a4" draw:fill-color="#d2d2e5" draw:textarea-horizontal-align="justify" draw:textarea-vertical-align="middle" draw:auto-grow-height="false" fo:min-height="2.608cm" fo:min-width="2.516cm" draw:shadow="visible" draw:shadow-offset-x="0.071cm" draw:shadow-offset-y="0.071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44cm" fo:min-width="2.516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-color="#d2d2e5"/>
      <style:paragraph-properties fo:text-align="center"/>
    </style:style>
    <style:style style:name="P2" style:family="paragraph">
      <style:paragraph-properties fo:text-align="center" style:writing-mode="lr-tb"/>
      <style:text-properties style:font-name="Nunito Sans"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unito Sans" fo:font-size="14pt" style:font-size-asian="14pt" style:font-size-complex="14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1c1c1c" loext:opacity="100%" style:font-name="Nunito Sans"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color="#1c1c1c" loext:opacity="100%" style:font-name="Nunito Sans" fo:font-size="10pt" style:font-size-asian="10pt" style:font-size-complex="10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354779"/>
      <style:paragraph-properties fo:text-align="center"/>
    </style:style>
    <style:style style:name="P10" style:family="paragraph">
      <loext:graphic-properties draw:fill-color="#f7f6f6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paragraph-properties fo:text-align="center" style:writing-mode="lr-tb"/>
      <style:text-properties style:font-name="Nunito Sans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unito Sans" fo:font-size="10pt" style:font-size-asian="10pt" style:font-size-complex="10pt"/>
    </style:style>
    <style:style style:name="P16" style:family="paragraph">
      <style:paragraph-properties fo:text-align="start" style:writing-mode="lr-tb"/>
      <style:text-properties style:font-name="Nunito Sans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Nunito Sans" fo:font-size="10pt" style:font-size-asian="10pt" style:font-size-complex="10pt"/>
    </style:style>
    <style:style style:name="P18" style:family="paragraph">
      <style:paragraph-properties fo:text-align="start" style:writing-mode="lr-tb"/>
      <style:text-properties style:font-name="Nunito Sans" fo:font-size="8pt" style:font-size-asian="10pt" style:font-size-complex="10p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Nunito Sans" fo:font-size="8pt" style:font-size-asian="10pt" style:font-size-complex="10pt"/>
    </style:style>
    <style:style style:name="P20" style:family="paragraph">
      <loext:graphic-properties draw:fill-color="#f7f6f6"/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style:font-name="Nunito Sans" fo:font-size="12pt" style:font-size-asian="10pt" style:font-size-complex="10pt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Nunito Sans" fo:font-size="12pt" style:font-size-asian="10pt" style:font-size-complex="10pt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7f6f6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text-properties fo:font-size="10pt" style:font-size-asian="10pt" style:font-size-complex="10pt"/>
    </style:style>
    <style:style style:name="P2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Nunito Sans" fo:font-size="14pt" style:font-size-asian="14pt" style:font-size-complex="14pt"/>
    </style:style>
    <style:style style:name="T2" style:family="text">
      <style:text-properties fo:color="#1c1c1c" loext:opacity="100%" style:font-name="Nunito Sans" fo:font-size="10pt" style:font-size-asian="10pt" style:font-size-complex="10pt"/>
    </style:style>
    <style:style style:name="T3" style:family="text">
      <style:text-properties style:font-name="Nunito Sans" fo:font-size="10pt" style:font-size-asian="10pt" style:font-size-complex="10pt"/>
    </style:style>
    <style:style style:name="T4" style:family="text">
      <style:text-properties style:font-name="Nunito Sans" fo:font-size="8pt" style:font-size-asian="10pt" style:font-size-complex="10pt"/>
    </style:style>
    <style:style style:name="T5" style:family="text">
      <style:text-properties style:font-name="Nunito Sans" fo:font-size="12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56cm" svg:height="11.43cm" svg:x="17.133cm" svg:y="3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94cm" svg:x="2.857cm" svg:y="6.032cm">
          <text:p text:style-name="P2"><text:span text:style-name="T1">Browser Ext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0.953cm" svg:x="2.857cm" svg:y="6.8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575cm" svg:height="0.635cm" svg:x="3.075cm" svg:y="6.984cm">
          <draw:image xlink:href="Pictures/100000010000004D0000005018A27C9D94EF1DC8.png" xlink:type="simple" xlink:show="embed" xlink:actuate="onLoad" draw:mime-type="image/png">
            <text:p/>
          </draw:image>
        </draw:frame>
        <draw:custom-shape draw:style-name="gr5" draw:text-style-name="P7" draw:layer="layout" svg:width="5.398cm" svg:height="0.635cm" svg:x="3.809cm" svg:y="6.984cm">
          <text:p text:style-name="P6"><text:span text:style-name="T2">http://commentanywhere.ne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93cm" svg:height="0.794cm" svg:x="9.604cm" svg:y="6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0.635cm" svg:height="0.635cm" svg:x="9.684cm" svg:y="6.984cm">
          <draw:image xlink:href="Pictures/10000001000000800000008069BE3958EEF8AC63.png" xlink:type="simple" xlink:show="embed" xlink:actuate="onLoad" draw:mime-type="image/png">
            <text:p/>
          </draw:image>
        </draw:frame>
        <draw:g>
          <draw:custom-shape draw:style-name="gr7" draw:text-style-name="P9" draw:layer="layout" svg:width="4.445cm" svg:height="0.952cm" svg:x="6.032cm" svg:y="7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4.445cm" svg:height="3.969cm" svg:x="6.032cm" svg:y="8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5" draw:layer="layout" svg:width="0.794cm" svg:height="0.794cm" svg:x="6.1cm" svg:y="8cm">
          <draw:image xlink:href="Pictures/10000CC2000010A4000010A4D2264CA279D84480.svg" xlink:type="simple" xlink:show="embed" xlink:actuate="onLoad" draw:mime-type="image/svg+xml">
            <text:p/>
          </draw:image>
          <draw:image xlink:href="Pictures/10000001000000A1000000A136C1FAA57116E3A4.png" xlink:type="simple" xlink:show="embed" xlink:actuate="onLoad" draw:mime-type="image/png"/>
        </draw:frame>
        <draw:custom-shape draw:style-name="gr10" draw:text-style-name="P11" draw:layer="layout" svg:width="2.54cm" svg:height="0.635cm" svg:x="6.984cm" svg:y="8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1" draw:id="id1" draw:layer="layout" svg:width="4.445cm" svg:height="4.921cm" svg:x="6.032cm" svg:y="7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128cm" svg:height="2.699cm" svg:x="6.19cm" svg:y="9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382cm" svg:height="0.318cm" svg:x="6.19cm" svg:y="12.3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128cm" svg:height="0.318cm" svg:x="6.19cm" svg:y="9.048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15" draw:text-style-name="P15" draw:layer="layout" svg:width="4.287cm" svg:height="0.635cm" svg:x="11.747cm" svg:y="6.35cm">
            <text:p text:style-name="P14"><text:span text:style-name="T3">HTTP Reques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4.287cm" svg:height="2.064cm" svg:x="11.747cm" svg:y="6.98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0.646cm" svg:height="0.635cm" svg:x="11.997cm" svg:y="7.23cm">
            <draw:image xlink:href="Pictures/1000117400000CB300000C897164F8A7713E52C6.svg" xlink:type="simple" xlink:show="embed" xlink:actuate="onLoad" draw:mime-type="image/svg+xml">
              <text:p/>
            </draw:image>
            <draw:image xlink:href="Pictures/100000010000007B00000079AC50439AC9F81D56.png" xlink:type="simple" xlink:show="embed" xlink:actuate="onLoad" draw:mime-type="image/png"/>
          </draw:frame>
          <draw:custom-shape draw:style-name="gr17" draw:text-style-name="P17" draw:layer="layout" svg:width="2.222cm" svg:height="0.477cm" svg:x="12.7cm" svg:y="7.303cm">
            <text:p text:style-name="P16"><text:span text:style-name="T3">Token</text:span></text:p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0.635cm" svg:height="0.64cm" svg:x="12.065cm" svg:y="8.096cm">
            <draw:image xlink:href="Pictures/10000BE700008893000089CEA6403135FB88B7D7.svg" xlink:type="simple" xlink:show="embed" xlink:actuate="onLoad" draw:mime-type="image/svg+xml">
              <text:p/>
            </draw:image>
            <draw:image xlink:href="Pictures/10000001000002C0000002C6994D0CB90420EF76.png" xlink:type="simple" xlink:show="embed" xlink:actuate="onLoad" draw:mime-type="image/png"/>
          </draw:frame>
          <draw:custom-shape draw:style-name="gr18" draw:text-style-name="P19" draw:layer="layout" svg:width="3.492cm" svg:height="1.27cm" svg:x="12.7cm" svg:y="7.779cm">
            <text:p text:style-name="P18"><text:span text:style-name="T4">Client-Server Communication Entity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0" xml:id="id3" draw:id="id3" draw:layer="layout" svg:width="4.287cm" svg:height="2.063cm" svg:x="17.767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0.582cm" svg:height="0.662cm" svg:x="18.297cm" svg:y="4.921cm">
          <draw:image xlink:href="Pictures/10000EA900002E82000034EA470D481F2BB913CB.svg" xlink:type="simple" xlink:show="embed" xlink:actuate="onLoad" draw:mime-type="image/svg+xml">
            <text:p/>
          </draw:image>
          <draw:image xlink:href="Pictures/10000001000001C20000020037E05FE737DADA5B.png" xlink:type="simple" xlink:show="embed" xlink:actuate="onLoad" draw:mime-type="image/png"/>
        </draw:frame>
        <draw:custom-shape draw:style-name="gr20" draw:text-style-name="P22" draw:layer="layout" svg:width="3.175cm" svg:height="0.635cm" svg:x="18.879cm" svg:y="4.921cm">
          <text:p text:style-name="P21"><text:span text:style-name="T5">Middleware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4.287cm" svg:height="0.635cm" svg:x="11.747cm" svg:y="9.842cm">
            <text:p text:style-name="P14"><text:span text:style-name="T3">HTTP Respons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4.287cm" svg:height="2.064cm" svg:x="11.747cm" svg:y="10.47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0.646cm" svg:height="0.635cm" svg:x="11.997cm" svg:y="10.722cm">
            <draw:image xlink:href="Pictures/1000117400000CB300000C897164F8A7713E52C6.svg" xlink:type="simple" xlink:show="embed" xlink:actuate="onLoad" draw:mime-type="image/svg+xml">
              <text:p/>
            </draw:image>
            <draw:image xlink:href="Pictures/100000010000007B00000079AC50439AC9F81D56.png" xlink:type="simple" xlink:show="embed" xlink:actuate="onLoad" draw:mime-type="image/png"/>
          </draw:frame>
          <draw:custom-shape draw:style-name="gr17" draw:text-style-name="P17" draw:layer="layout" svg:width="2.222cm" svg:height="0.477cm" svg:x="12.7cm" svg:y="10.795cm">
            <text:p text:style-name="P16"><text:span text:style-name="T3">Token</text:span></text:p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0.635cm" svg:height="0.64cm" svg:x="12.065cm" svg:y="11.588cm">
            <draw:image xlink:href="Pictures/10000BE700008893000089CEA6403135FB88B7D7.svg" xlink:type="simple" xlink:show="embed" xlink:actuate="onLoad" draw:mime-type="image/svg+xml">
              <text:p/>
            </draw:image>
            <draw:image xlink:href="Pictures/10000001000002C0000002C6994D0CB90420EF76.png" xlink:type="simple" xlink:show="embed" xlink:actuate="onLoad" draw:mime-type="image/png"/>
          </draw:frame>
          <draw:custom-shape draw:style-name="gr18" draw:text-style-name="P17" draw:layer="layout" svg:width="3.492cm" svg:height="1.27cm" svg:x="12.7cm" svg:y="11.271cm">
            <text:p text:style-name="P16"><text:span text:style-name="T3">Server Responses</text:span>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3" draw:layer="layout" svg:width="4.921cm" svg:height="0.794cm" svg:x="17.45cm" svg:y="2.222cm">
          <text:p text:style-name="P2"><text:span text:style-name="T1">HT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4" xml:id="id4" draw:id="id4" draw:layer="layout" svg:width="4.287cm" svg:height="2.064cm" svg:x="17.767cm" svg:y="8.572cm">
          <text:p text:style-name="P23"><text:span text:style-name="T6">Router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363cm" svg:height="0.476cm" svg:x="18.085cm" svg:y="6.032cm">
          <draw:image xlink:href="Pictures/100003E10000284F000034E655797109250DA215.svg" xlink:type="simple" xlink:show="embed" xlink:actuate="onLoad" draw:mime-type="image/svg+xml">
            <text:p/>
          </draw:image>
          <draw:image xlink:href="Pictures/100000010000018600000200F19692750EEF0967.png" xlink:type="simple" xlink:show="embed" xlink:actuate="onLoad" draw:mime-type="image/png"/>
        </draw:frame>
        <draw:custom-shape draw:style-name="gr23" draw:text-style-name="P19" draw:layer="layout" svg:width="3.492cm" svg:height="0.636cm" svg:x="18.562cm" svg:y="6.031cm">
          <text:p text:style-name="P18"><text:span text:style-name="T4">Authenticate Token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3.492cm" svg:height="0.636cm" svg:x="18.562cm" svg:y="6.825cm">
          <text:p text:style-name="P18"><text:span text:style-name="T4">Attach UserController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582cm" svg:height="0.662cm" svg:x="17.979cm" svg:y="6.826cm">
          <draw:image xlink:href="Pictures/10000EA900002E82000034EA470D481F2BB913CB.svg" xlink:type="simple" xlink:show="embed" xlink:actuate="onLoad" draw:mime-type="image/svg+xml">
            <text:p/>
          </draw:image>
          <draw:image xlink:href="Pictures/10000001000001C20000020037E05FE737DADA5B.png" xlink:type="simple" xlink:show="embed" xlink:actuate="onLoad" draw:mime-type="image/png"/>
        </draw:frame>
        <draw:custom-shape draw:style-name="gr22" draw:text-style-name="P24" xml:id="id5" draw:id="id5" draw:layer="layout" svg:width="4.287cm" svg:height="2.064cm" svg:x="17.768cm" svg:y="11.429cm">
          <text:p text:style-name="P23"><text:span text:style-name="T6">UserController Handl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xml:id="id6" draw:id="id6" draw:layer="layout" svg:width="3.016cm" svg:height="2.858cm" svg:x="18.402cm" svg:y="15.87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381cm" svg:height="0.889cm" svg:x="18.562cm" svg:y="3.556cm">
          <draw:image xlink:href="Pictures/100008F400000CB3000004BF42129B426D4255DF.svg" xlink:type="simple" xlink:show="embed" xlink:actuate="onLoad" draw:mime-type="image/svg+xml">
            <text:p/>
          </draw:image>
          <draw:image xlink:href="Pictures/100000010000007B0000002E0AB06A7FAE23147A.png" xlink:type="simple" xlink:show="embed" xlink:actuate="onLoad" draw:mime-type="image/png"/>
        </draw:frame>
        <draw:frame draw:style-name="gr9" draw:text-style-name="P5" draw:layer="layout" svg:width="2.244cm" svg:height="2.313cm" svg:x="18.719cm" svg:y="16.192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0010000024000000252210FD2BF9E7C27DA.png" xlink:type="simple" xlink:show="embed" xlink:actuate="onLoad" draw:mime-type="image/png"/>
        </draw:frame>
        <draw:custom-shape draw:style-name="gr25" draw:text-style-name="P3" draw:layer="layout" svg:width="3.016cm" svg:height="0.794cm" svg:x="18.402cm" svg:y="15.081cm">
          <text:p text:style-name="P2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5" draw:layer="layout" draw:type="curve" draw:line-skew="-0.267cm" svg:x1="10.477cm" svg:y1="10.397cm" svg:x2="11.747cm" svg:y2="7.741cm" draw:start-shape="id1" svg:d="M10477 10397c927 0 292-2656 1270-2656" svg:viewBox="0 0 1271 2657">
          <text:p/>
        </draw:connector>
        <draw:connector draw:style-name="gr27" draw:text-style-name="P5" draw:layer="layout" draw:type="curve" svg:x1="16.192cm" svg:y1="7.699cm" svg:x2="17.767cm" svg:y2="6.746cm" draw:start-shape="id2" draw:start-glue-point="1" draw:end-shape="id3" draw:end-glue-point="3" svg:d="M16192 7699c1180 0 393-953 1575-953" svg:viewBox="0 0 1576 954">
          <text:p/>
        </draw:connector>
        <draw:connector draw:style-name="gr28" draw:text-style-name="P5" draw:layer="layout" draw:type="curve" svg:x1="19.91cm" svg:y1="7.778cm" svg:x2="19.91cm" svg:y2="8.572cm" draw:start-shape="id3" draw:start-glue-point="2" draw:end-shape="id4" draw:end-glue-point="0" svg:d="M19910 7778v794" svg:viewBox="0 0 1 795">
          <text:p/>
        </draw:connector>
        <draw:connector draw:style-name="gr29" draw:text-style-name="P5" draw:layer="layout" draw:type="curve" svg:x1="19.91cm" svg:y1="10.636cm" svg:x2="19.911cm" svg:y2="11.429cm" draw:start-shape="id4" draw:start-glue-point="2" draw:end-shape="id5" draw:end-glue-point="0" svg:d="M19910 10636c0 648 1 252 1 793" svg:viewBox="0 0 2 794">
          <text:p/>
        </draw:connector>
        <draw:connector draw:style-name="gr30" draw:text-style-name="P5" draw:layer="layout" draw:type="curve" draw:line-skew="1.151cm" svg:x1="22.055cm" svg:y1="12.951cm" svg:x2="21.418cm" svg:y2="17.303cm" draw:end-shape="id6" draw:end-glue-point="1" svg:d="M22055 12951c1678 0 1997 4352-637 4352" svg:viewBox="0 0 1939 4353">
          <text:p/>
        </draw:connector>
        <draw:connector draw:style-name="gr31" draw:text-style-name="P5" draw:layer="layout" draw:type="curve" draw:line-skew="-1.048cm" svg:x1="18.402cm" svg:y1="17.303cm" svg:x2="17.768cm" svg:y2="12.962cm" draw:start-shape="id6" draw:start-glue-point="3" svg:d="M18402 17303c-2422 0-2105-4341-634-4341" svg:viewBox="0 0 1780 4342">
          <text:p/>
        </draw:connector>
        <draw:connector draw:style-name="gr32" draw:text-style-name="P5" draw:layer="layout" draw:type="curve" draw:line-skew="0.191cm" svg:x1="17.768cm" svg:y1="12.461cm" svg:x2="16.192cm" svg:y2="11.65cm" draw:start-shape="id5" draw:start-glue-point="3" svg:d="M17768 12461c-1272 0-484-811-1576-811" svg:viewBox="0 0 1577 812">
          <text:p/>
        </draw:connector>
        <draw:line draw:style-name="gr33" draw:text-style-name="P5" draw:layer="layout" svg:x1="11.747cm" svg:y1="11.588cm" svg:x2="10.477cm" svg:y2="11.588cm">
          <text:p/>
        </draw:line>
        <draw:frame draw:style-name="gr34" draw:text-style-name="P26" draw:layer="layout" svg:width="1.776cm" svg:height="0.726cm" svg:x="16.51cm" svg:y="14.831cm">
          <draw:text-box>
            <text:p text:style-name="P25"><text:span text:style-name="T7">Data</text:span></text:p>
          </draw:text-box>
        </draw:frame>
        <draw:frame draw:style-name="gr34" draw:text-style-name="P26" draw:layer="layout" svg:width="1.776cm" svg:height="0.726cm" svg:x="21.748cm" svg:y="14.763cm">
          <draw:text-box>
            <text:p text:style-name="P25"><text:span text:style-name="T7">Quer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unito Sans" svg:font-family="'Nuni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17:16:25.775505189</meta:creation-date>
    <dc:date>2023-04-22T20:10:25.147474721</dc:date>
    <meta:editing-duration>PT1H19M51S</meta:editing-duration>
    <meta:editing-cycles>14</meta:editing-cycles>
    <meta:generator>LibreOffice/7.3.7.2$Linux_X86_64 LibreOffice_project/30$Build-2</meta:generator>
    <meta:document-statistic meta:object-count="54"/>
  </office:meta>
</office:document-meta>
</file>